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T1" style:family="text">
      <style:text-properties fo:color="#000000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RTIE 1 :</text:p>
      <text:p text:style-name="Standard"/>
      <text:p text:style-name="Standard"/>
      <text:p text:style-name="Standard"/>
      <text:p text:style-name="P4">Organisation 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Une analyse plus approfondie du sujet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rtie 2 :</text:p>
      <text:p text:style-name="Standard"/>
      <text:p text:style-name="Standard"/>
      <text:p text:style-name="P1"><text:span text:style-name="T1">Conception et ergonomie du logiciel 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Développement d'un widget sous Qt :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Liaison avec les coordonnées GP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2-05-25T09:59:43</meta:creation-date>
    <dc:date>2012-05-25T10:03:42</dc:date>
    <dc:creator>Quentin </dc:creator>
    <meta:editing-duration>PT3M59S</meta:editing-duration>
    <meta:editing-cycles>2</meta:editing-cycles>
    <meta:generator>LibreOffice/3.4$Linux LibreOffice_project/340m1$Build-502</meta:generator>
    <meta:document-statistic meta:table-count="0" meta:image-count="0" meta:object-count="0" meta:page-count="2" meta:paragraph-count="8" meta:word-count="34" meta:character-count="191" meta:non-whitespace-character-count="165"/>
  </office:meta>
</office:document-meta>
</file>